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fo:border-left="none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ccccc" fo:border-left="none" fo:border-right="0.74pt solid #000000" fo:border-top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ordinate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-5.12" calcext:value-type="float">
            <text:p>-5.12</text:p>
          </table:table-cell>
          <table:table-cell office:value-type="float" office:value="-1.39" calcext:value-type="float">
            <text:p>-1.39</text:p>
          </table:table-cell>
          <table:table-cell office:value-type="float" office:value="0.759694486663935" calcext:value-type="float">
            <text:p>0.759694486663935</text:p>
          </table:table-cell>
        </table:table-row>
        <table:table-row table:style-name="ro1">
          <table:table-cell office:value-type="string" calcext:value-type="string">
            <text:p>plastic fruit box</text:p>
          </table:table-cell>
          <table:table-cell office:value-type="float" office:value="-6.2" calcext:value-type="float">
            <text:p>-6.2</text:p>
          </table:table-cell>
          <table:table-cell office:value-type="float" office:value="-1.24" calcext:value-type="float">
            <text:p>-1.24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string" calcext:value-type="string">
            <text:p>desk</text:p>
          </table:table-cell>
          <table:table-cell office:value-type="float" office:value="-4.93" calcext:value-type="float">
            <text:p>-4.93</text:p>
          </table:table-cell>
          <table:table-cell office:value-type="float" office:value="-1.24" calcext:value-type="float">
            <text:p>-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oden chair</text:p>
          </table:table-cell>
          <table:table-cell office:value-type="float" office:value="-3.86734" calcext:value-type="float">
            <text:p>-3.86734</text:p>
          </table:table-cell>
          <table:table-cell office:value-type="float" office:value="-1.20794" calcext:value-type="float">
            <text:p>-1.20794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-4.63" calcext:value-type="float">
            <text:p>-4.63</text:p>
          </table:table-cell>
          <table:table-cell office:value-type="float" office:value="-1.44" calcext:value-type="float">
            <text:p>-1.44</text:p>
          </table:table-cell>
          <table:table-cell office:value-type="float" office:value="0.734998917588643" calcext:value-type="float">
            <text:p>0.7349989175886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14:48:13.157589573</meta:creation-date>
    <meta:generator>LibreOffice/7.3.7.2$Linux_X86_64 LibreOffice_project/30$Build-2</meta:generator>
    <dc:date>2024-06-13T02:31:17.810276916</dc:date>
    <meta:editing-duration>PT18M21S</meta:editing-duration>
    <meta:editing-cycles>19</meta:editing-cycles>
    <meta:document-statistic meta:table-count="1" meta:cell-count="24" meta:object-count="0"/>
  </office:meta>
</office:document-meta>
</file>